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text-properties officeooo:paragraph-rsid="0031a50e"/>
    </style:style>
    <style:style style:name="P2" style:family="paragraph" style:parent-style-name="Standard">
      <style:text-properties officeooo:rsid="00123433" officeooo:paragraph-rsid="00123433"/>
    </style:style>
    <style:style style:name="P3" style:family="paragraph" style:parent-style-name="Standard">
      <style:paragraph-properties fo:margin-left="0.4925in" fo:margin-right="0in" fo:text-indent="0in" style:auto-text-indent="false"/>
      <style:text-properties officeooo:rsid="00123433" officeooo:paragraph-rsid="00123433"/>
    </style:style>
    <style:style style:name="P4" style:family="paragraph" style:parent-style-name="Standard">
      <style:paragraph-properties fo:text-align="center" style:justify-single-word="false"/>
      <style:text-properties officeooo:rsid="00123433" officeooo:paragraph-rsid="00123433"/>
    </style:style>
    <style:style style:name="P5" style:family="paragraph" style:parent-style-name="Standard">
      <style:paragraph-properties fo:margin-left="0.4925in" fo:margin-right="0in" fo:text-indent="0in" style:auto-text-indent="false"/>
      <style:text-properties officeooo:rsid="00123433" officeooo:paragraph-rsid="004554f7"/>
    </style:style>
    <style:style style:name="P6" style:family="paragraph" style:parent-style-name="Standard">
      <style:paragraph-properties fo:margin-left="0.4925in" fo:margin-right="0in" fo:text-indent="0in" style:auto-text-indent="false"/>
      <style:text-properties officeooo:rsid="0013180a" officeooo:paragraph-rsid="0013180a"/>
    </style:style>
    <style:style style:name="P7" style:family="paragraph" style:parent-style-name="Standard">
      <style:paragraph-properties fo:margin-left="0.4925in" fo:margin-right="0in" fo:text-indent="0in" style:auto-text-indent="false"/>
      <style:text-properties officeooo:rsid="0013180a" officeooo:paragraph-rsid="0031a50e"/>
    </style:style>
    <style:style style:name="P8" style:family="paragraph" style:parent-style-name="Standard">
      <style:paragraph-properties fo:margin-left="0.4925in" fo:margin-right="0in" fo:text-indent="0in" style:auto-text-indent="false"/>
      <style:text-properties officeooo:rsid="0015e616" officeooo:paragraph-rsid="0015e616"/>
    </style:style>
    <style:style style:name="P9" style:family="paragraph" style:parent-style-name="Standard">
      <style:paragraph-properties fo:margin-left="0.4925in" fo:margin-right="0in" fo:text-indent="0in" style:auto-text-indent="false"/>
      <style:text-properties officeooo:rsid="0015e616" officeooo:paragraph-rsid="00166a27"/>
    </style:style>
    <style:style style:name="P10" style:family="paragraph" style:parent-style-name="Standard">
      <style:paragraph-properties fo:margin-left="0.4925in" fo:margin-right="0in" fo:text-indent="0in" style:auto-text-indent="false"/>
      <style:text-properties officeooo:rsid="0015e616" officeooo:paragraph-rsid="00211c87"/>
    </style:style>
    <style:style style:name="P11" style:family="paragraph" style:parent-style-name="Standard">
      <style:paragraph-properties fo:margin-left="0.4925in" fo:margin-right="0in" fo:text-indent="0in" style:auto-text-indent="false"/>
      <style:text-properties officeooo:rsid="0015e616" officeooo:paragraph-rsid="002ec4ce"/>
    </style:style>
    <style:style style:name="P12" style:family="paragraph" style:parent-style-name="Standard">
      <style:text-properties officeooo:rsid="00166a27" officeooo:paragraph-rsid="001bcab0"/>
    </style:style>
    <style:style style:name="P13" style:family="paragraph" style:parent-style-name="Standard">
      <style:paragraph-properties fo:margin-left="0.4925in" fo:margin-right="0in" fo:text-indent="0in" style:auto-text-indent="false"/>
      <style:text-properties officeooo:rsid="00166a27" officeooo:paragraph-rsid="00211c87"/>
    </style:style>
    <style:style style:name="P14" style:family="paragraph" style:parent-style-name="Standard">
      <style:paragraph-properties fo:margin-left="0.4925in" fo:margin-right="0in" fo:text-indent="0in" style:auto-text-indent="false"/>
      <style:text-properties officeooo:rsid="00166a27" officeooo:paragraph-rsid="002ec4ce"/>
    </style:style>
    <style:style style:name="P15" style:family="paragraph" style:parent-style-name="Standard">
      <style:text-properties officeooo:rsid="0016ff2a" officeooo:paragraph-rsid="00211c87"/>
    </style:style>
    <style:style style:name="P16" style:family="paragraph" style:parent-style-name="Standard">
      <style:paragraph-properties fo:margin-left="0.4925in" fo:margin-right="0in" fo:text-indent="0in" style:auto-text-indent="false"/>
      <style:text-properties officeooo:rsid="0016ff2a" officeooo:paragraph-rsid="00211c87"/>
    </style:style>
    <style:style style:name="P17" style:family="paragraph" style:parent-style-name="Standard">
      <style:paragraph-properties fo:margin-left="0.4925in" fo:margin-right="0in" fo:text-indent="0in" style:auto-text-indent="false"/>
      <style:text-properties officeooo:rsid="0016ff2a" officeooo:paragraph-rsid="002ec4ce"/>
    </style:style>
    <style:style style:name="P18" style:family="paragraph" style:parent-style-name="Standard">
      <style:text-properties officeooo:rsid="001a231c" officeooo:paragraph-rsid="001a231c"/>
    </style:style>
    <style:style style:name="P19" style:family="paragraph" style:parent-style-name="Standard">
      <style:paragraph-properties fo:margin-left="0.4925in" fo:margin-right="0in" fo:text-indent="0in" style:auto-text-indent="false"/>
      <style:text-properties officeooo:rsid="001a231c" officeooo:paragraph-rsid="001a231c"/>
    </style:style>
    <style:style style:name="P20" style:family="paragraph" style:parent-style-name="Standard">
      <style:text-properties officeooo:rsid="001bcab0" officeooo:paragraph-rsid="001bcab0"/>
    </style:style>
    <style:style style:name="P21" style:family="paragraph" style:parent-style-name="Standard">
      <style:text-properties officeooo:rsid="001bcab0" officeooo:paragraph-rsid="001dc69a"/>
    </style:style>
    <style:style style:name="P22" style:family="paragraph" style:parent-style-name="Standard">
      <style:text-properties officeooo:rsid="001bcab0" officeooo:paragraph-rsid="0041608e"/>
    </style:style>
    <style:style style:name="P23" style:family="paragraph" style:parent-style-name="Standard">
      <style:paragraph-properties fo:margin-left="0in" fo:margin-right="0in" fo:text-indent="0in" style:auto-text-indent="false"/>
      <style:text-properties officeooo:rsid="001bcab0" officeooo:paragraph-rsid="0041608e"/>
    </style:style>
    <style:style style:name="P24" style:family="paragraph" style:parent-style-name="Standard">
      <style:text-properties officeooo:rsid="001dc69a" officeooo:paragraph-rsid="001dc69a"/>
    </style:style>
    <style:style style:name="P25" style:family="paragraph" style:parent-style-name="Standard">
      <style:text-properties officeooo:rsid="001dd94a" officeooo:paragraph-rsid="001dd94a"/>
    </style:style>
    <style:style style:name="P26" style:family="paragraph" style:parent-style-name="Standard">
      <style:text-properties officeooo:rsid="001f176f" officeooo:paragraph-rsid="001f176f"/>
    </style:style>
    <style:style style:name="P27" style:family="paragraph" style:parent-style-name="Standard">
      <style:text-properties officeooo:rsid="001f176f" officeooo:paragraph-rsid="00303651"/>
    </style:style>
    <style:style style:name="P28" style:family="paragraph" style:parent-style-name="Standard">
      <style:text-properties officeooo:rsid="001f9169" officeooo:paragraph-rsid="001f9169"/>
    </style:style>
    <style:style style:name="P29" style:family="paragraph" style:parent-style-name="Standard">
      <style:text-properties officeooo:rsid="001f9169" officeooo:paragraph-rsid="0031a50e"/>
    </style:style>
    <style:style style:name="P30" style:family="paragraph" style:parent-style-name="Standard">
      <style:text-properties officeooo:rsid="001f9169" officeooo:paragraph-rsid="0041608e"/>
    </style:style>
    <style:style style:name="P31" style:family="paragraph" style:parent-style-name="Standard">
      <style:paragraph-properties fo:margin-left="0.4925in" fo:margin-right="0in" fo:text-indent="0in" style:auto-text-indent="false"/>
      <style:text-properties officeooo:rsid="00211c87" officeooo:paragraph-rsid="00282e55"/>
    </style:style>
    <style:style style:name="P32" style:family="paragraph" style:parent-style-name="Standard">
      <style:paragraph-properties fo:margin-left="0.4925in" fo:margin-right="0in" fo:text-indent="0in" style:auto-text-indent="false"/>
      <style:text-properties officeooo:rsid="0022d03c" officeooo:paragraph-rsid="00282e55"/>
    </style:style>
    <style:style style:name="P33" style:family="paragraph" style:parent-style-name="Standard">
      <style:paragraph-properties fo:margin-left="0.4925in" fo:margin-right="0in" fo:text-indent="0in" style:auto-text-indent="false"/>
      <style:text-properties officeooo:rsid="0024346f" officeooo:paragraph-rsid="00282e55"/>
    </style:style>
    <style:style style:name="P34" style:family="paragraph" style:parent-style-name="Standard">
      <style:paragraph-properties fo:margin-left="0.4925in" fo:margin-right="0in" fo:text-indent="0in" style:auto-text-indent="false"/>
      <style:text-properties officeooo:rsid="002b8854" officeooo:paragraph-rsid="002b8854"/>
    </style:style>
    <style:style style:name="P35" style:family="paragraph" style:parent-style-name="Standard">
      <style:paragraph-properties fo:margin-left="0.4925in" fo:margin-right="0in" fo:text-indent="0in" style:auto-text-indent="false"/>
      <style:text-properties officeooo:rsid="0034230c" officeooo:paragraph-rsid="0034230c"/>
    </style:style>
    <style:style style:name="P36" style:family="paragraph" style:parent-style-name="Standard">
      <style:paragraph-properties fo:margin-left="0.4925in" fo:margin-right="0in" fo:text-indent="0in" style:auto-text-indent="false"/>
      <style:text-properties officeooo:rsid="003c3a4d" officeooo:paragraph-rsid="003c3a4d"/>
    </style:style>
    <style:style style:name="P37" style:family="paragraph" style:parent-style-name="Standard">
      <style:paragraph-properties fo:margin-left="0in" fo:margin-right="0in" fo:text-indent="0in" style:auto-text-indent="false"/>
      <style:text-properties officeooo:rsid="0041608e" officeooo:paragraph-rsid="0041608e"/>
    </style:style>
    <style:style style:name="P38" style:family="paragraph" style:parent-style-name="Standard">
      <style:paragraph-properties fo:margin-left="0in" fo:margin-right="0in" fo:text-indent="0in" style:auto-text-indent="false"/>
      <style:text-properties officeooo:rsid="0041608e" officeooo:paragraph-rsid="0041690c"/>
    </style:style>
    <style:style style:name="P39" style:family="paragraph" style:parent-style-name="Standard">
      <style:paragraph-properties fo:margin-left="0in" fo:margin-right="0in" fo:text-indent="0in" style:auto-text-indent="false"/>
      <style:text-properties officeooo:rsid="0041690c" officeooo:paragraph-rsid="0041690c"/>
    </style:style>
    <style:style style:name="P40" style:family="paragraph" style:parent-style-name="Standard">
      <style:paragraph-properties fo:margin-left="0.4925in" fo:margin-right="0in" fo:text-indent="0in" style:auto-text-indent="false"/>
      <style:text-properties officeooo:rsid="0046bce0" officeooo:paragraph-rsid="0046bce0"/>
    </style:style>
    <style:style style:name="P41" style:family="paragraph" style:parent-style-name="Standard">
      <style:paragraph-properties fo:margin-left="0.4925in" fo:margin-right="0in" fo:text-indent="0in" style:auto-text-indent="false"/>
      <style:text-properties officeooo:rsid="0046bce0" officeooo:paragraph-rsid="004b204d"/>
    </style:style>
    <style:style style:name="P42" style:family="paragraph" style:parent-style-name="Standard">
      <style:paragraph-properties fo:margin-left="0.4925in" fo:margin-right="0in" fo:text-indent="0in" style:auto-text-indent="false"/>
      <style:text-properties fo:font-weight="bold" officeooo:rsid="001a231c" officeooo:paragraph-rsid="001a231c" style:font-weight-asian="bold" style:font-weight-complex="bold"/>
    </style:style>
    <style:style style:name="P43" style:family="paragraph" style:parent-style-name="Standard">
      <style:paragraph-properties fo:margin-left="0.4925in" fo:margin-right="0in" fo:text-indent="0in" style:auto-text-indent="false"/>
      <style:text-properties fo:font-weight="bold" officeooo:rsid="0046bce0" officeooo:paragraph-rsid="004b204d" style:font-weight-asian="bold" style:font-weight-complex="bold"/>
    </style:style>
    <style:style style:name="P44" style:family="paragraph" style:parent-style-name="Standard">
      <style:paragraph-properties fo:margin-left="0.4925in" fo:margin-right="0in" fo:text-indent="0in" style:auto-text-indent="false"/>
      <style:text-properties fo:font-weight="bold" officeooo:rsid="004918ac" officeooo:paragraph-rsid="004918ac" style:font-weight-asian="bold" style:font-weight-complex="bold"/>
    </style:style>
    <style:style style:name="P45" style:family="paragraph" style:parent-style-name="Standard">
      <style:paragraph-properties fo:margin-left="0.4925in" fo:margin-right="0in" fo:text-indent="0in" style:auto-text-indent="false"/>
      <style:text-properties fo:font-weight="bold" officeooo:rsid="0047ef46" officeooo:paragraph-rsid="0047ef46" style:font-weight-asian="bold" style:font-weight-complex="bold"/>
    </style:style>
    <style:style style:name="P46" style:family="paragraph" style:parent-style-name="Standard">
      <style:paragraph-properties fo:margin-left="0.4925in" fo:margin-right="0in" fo:text-indent="0in" style:auto-text-indent="false"/>
      <style:text-properties fo:font-weight="bold" officeooo:rsid="004918ac" officeooo:paragraph-rsid="004918ac" style:font-weight-asian="bold" style:language-complex="he" style:country-complex="IL" style:font-weight-complex="bold"/>
    </style:style>
    <style:style style:name="P47" style:family="paragraph" style:parent-style-name="Standard">
      <style:paragraph-properties fo:margin-left="0.4925in" fo:margin-right="0in" fo:text-indent="0in" style:auto-text-indent="false"/>
      <style:text-properties officeooo:rsid="0047ef46" officeooo:paragraph-rsid="0047ef46"/>
    </style:style>
    <style:style style:name="P48" style:family="paragraph" style:parent-style-name="Standard">
      <style:paragraph-properties fo:margin-left="0.4925in" fo:margin-right="0in" fo:text-indent="0in" style:auto-text-indent="false"/>
      <style:text-properties officeooo:rsid="0047ef46" officeooo:paragraph-rsid="0047ef46"/>
    </style:style>
    <style:style style:name="P49" style:family="paragraph" style:parent-style-name="Standard">
      <style:paragraph-properties fo:margin-left="0.4925in" fo:margin-right="0in" fo:text-indent="0in" style:auto-text-indent="false"/>
      <style:text-properties officeooo:rsid="00481dd8" officeooo:paragraph-rsid="00481dd8"/>
    </style:style>
    <style:style style:name="P50" style:family="paragraph" style:parent-style-name="Standard">
      <style:paragraph-properties fo:margin-left="0.4925in" fo:margin-right="0in" fo:text-indent="0in" style:auto-text-indent="false"/>
      <style:text-properties officeooo:rsid="00481dd8" officeooo:paragraph-rsid="00481dd8"/>
    </style:style>
    <style:style style:name="P51" style:family="paragraph" style:parent-style-name="Standard">
      <style:paragraph-properties fo:margin-left="0.4925in" fo:margin-right="0in" fo:text-indent="0in" style:auto-text-indent="false"/>
      <style:text-properties officeooo:rsid="004918ac" officeooo:paragraph-rsid="004918ac"/>
    </style:style>
    <style:style style:name="P52" style:family="paragraph" style:parent-style-name="Standard">
      <style:paragraph-properties fo:margin-left="0.4925in" fo:margin-right="0in" fo:text-indent="0in" style:auto-text-indent="false"/>
      <style:text-properties officeooo:rsid="004b204d" officeooo:paragraph-rsid="004b204d"/>
    </style:style>
    <style:style style:name="P53" style:family="paragraph" style:parent-style-name="Standard">
      <style:paragraph-properties fo:margin-left="0.4925in" fo:margin-right="0in" fo:text-indent="0in" style:auto-text-indent="false"/>
      <style:text-properties officeooo:rsid="004b204d" officeooo:paragraph-rsid="004b204d" style:language-complex="he" style:country-complex="IL"/>
    </style:style>
    <style:style style:name="P54" style:family="paragraph" style:parent-style-name="Standard">
      <style:paragraph-properties fo:margin-left="0.4925in" fo:margin-right="0in" fo:text-indent="0in" style:auto-text-indent="false"/>
      <style:text-properties officeooo:rsid="004b52ec" officeooo:paragraph-rsid="004b52ec" style:language-complex="he" style:country-complex="IL"/>
    </style:style>
    <style:style style:name="P55" style:family="paragraph" style:parent-style-name="Standard">
      <style:paragraph-properties fo:margin-left="0.4925in" fo:margin-right="0in" fo:text-indent="0in" style:auto-text-indent="false"/>
      <style:text-properties officeooo:rsid="001a231c" officeooo:paragraph-rsid="004c0fdd" style:language-complex="he" style:country-complex="IL"/>
    </style:style>
    <style:style style:name="P56" style:family="paragraph" style:parent-style-name="Standard">
      <style:paragraph-properties fo:margin-left="0.4925in" fo:margin-right="0in" fo:text-indent="0in" style:auto-text-indent="false"/>
      <style:text-properties officeooo:rsid="004b52ec" officeooo:paragraph-rsid="004b52ec"/>
    </style:style>
    <style:style style:name="P57" style:family="paragraph" style:parent-style-name="Standard">
      <style:paragraph-properties fo:margin-left="0.4925in" fo:margin-right="0in" fo:text-indent="0in" style:auto-text-indent="false"/>
      <style:text-properties officeooo:rsid="004c0fdd" officeooo:paragraph-rsid="004c0fdd"/>
    </style:style>
    <style:style style:name="P58" style:family="paragraph" style:parent-style-name="Standard">
      <style:paragraph-properties fo:margin-left="0.4925in" fo:margin-right="0in" fo:text-indent="0in" style:auto-text-indent="false"/>
      <style:text-properties officeooo:rsid="004d1169" officeooo:paragraph-rsid="004d1169"/>
    </style:style>
    <style:style style:name="P59" style:family="paragraph" style:parent-style-name="Standard">
      <style:paragraph-properties fo:margin-left="0.4925in" fo:margin-right="0in" fo:text-indent="0in" style:auto-text-indent="false"/>
      <style:text-properties officeooo:rsid="004da42e" officeooo:paragraph-rsid="004da42e"/>
    </style:style>
    <style:style style:name="T1" style:family="text">
      <style:text-properties officeooo:rsid="0012fcf9"/>
    </style:style>
    <style:style style:name="T2" style:family="text">
      <style:text-properties officeooo:rsid="0013180a"/>
    </style:style>
    <style:style style:name="T3" style:family="text">
      <style:text-properties officeooo:rsid="0014833e"/>
    </style:style>
    <style:style style:name="T4" style:family="text">
      <style:text-properties officeooo:rsid="0015e616"/>
    </style:style>
    <style:style style:name="T5" style:family="text">
      <style:text-properties officeooo:rsid="00166a27"/>
    </style:style>
    <style:style style:name="T6" style:family="text">
      <style:text-properties officeooo:rsid="0018c212"/>
    </style:style>
    <style:style style:name="T7" style:family="text">
      <style:text-properties officeooo:rsid="001bcab0"/>
    </style:style>
    <style:style style:name="T8" style:family="text">
      <style:text-properties officeooo:rsid="001dc69a"/>
    </style:style>
    <style:style style:name="T9" style:family="text">
      <style:text-properties officeooo:rsid="00211c87"/>
    </style:style>
    <style:style style:name="T10" style:family="text">
      <style:text-properties officeooo:rsid="0024346f"/>
    </style:style>
    <style:style style:name="T11" style:family="text">
      <style:text-properties officeooo:rsid="0025c9ea"/>
    </style:style>
    <style:style style:name="T12" style:family="text">
      <style:text-properties officeooo:rsid="00262e8e"/>
    </style:style>
    <style:style style:name="T13" style:family="text">
      <style:text-properties officeooo:rsid="00276e03"/>
    </style:style>
    <style:style style:name="T14" style:family="text">
      <style:text-properties officeooo:rsid="00282e55"/>
    </style:style>
    <style:style style:name="T15" style:family="text">
      <style:text-properties officeooo:rsid="0028e46d"/>
    </style:style>
    <style:style style:name="T16" style:family="text">
      <style:text-properties officeooo:rsid="002a35d1"/>
    </style:style>
    <style:style style:name="T17" style:family="text">
      <style:text-properties officeooo:rsid="002abb7e"/>
    </style:style>
    <style:style style:name="T18" style:family="text">
      <style:text-properties officeooo:rsid="002b8854"/>
    </style:style>
    <style:style style:name="T19" style:family="text">
      <style:text-properties officeooo:rsid="002c1c3e"/>
    </style:style>
    <style:style style:name="T20" style:family="text">
      <style:text-properties fo:font-weight="bold" officeooo:rsid="004918ac" style:font-weight-asian="bold" style:font-weight-complex="bold"/>
    </style:style>
    <style:style style:name="T21" style:family="text">
      <style:text-properties officeooo:rsid="002ec4ce"/>
    </style:style>
    <style:style style:name="T22" style:family="text">
      <style:text-properties officeooo:rsid="0031a50e"/>
    </style:style>
    <style:style style:name="T23" style:family="text">
      <style:text-properties officeooo:rsid="0033068a"/>
    </style:style>
    <style:style style:name="T24" style:family="text">
      <style:text-properties officeooo:rsid="0034230c"/>
    </style:style>
    <style:style style:name="T25" style:family="text">
      <style:text-properties officeooo:rsid="0034560e"/>
    </style:style>
    <style:style style:name="T26" style:family="text">
      <style:text-properties officeooo:rsid="0034a883"/>
    </style:style>
    <style:style style:name="T27" style:family="text">
      <style:text-properties officeooo:rsid="003538dd"/>
    </style:style>
    <style:style style:name="T28" style:family="text">
      <style:text-properties officeooo:rsid="00388f8b"/>
    </style:style>
    <style:style style:name="T29" style:family="text">
      <style:text-properties officeooo:rsid="003a33c5"/>
    </style:style>
    <style:style style:name="T30" style:family="text">
      <style:text-properties officeooo:rsid="003bb0b6"/>
    </style:style>
    <style:style style:name="T31" style:family="text">
      <style:text-properties officeooo:rsid="003f6bcb"/>
    </style:style>
    <style:style style:name="T32" style:family="text">
      <style:text-properties officeooo:rsid="0041608e"/>
    </style:style>
    <style:style style:name="T33" style:family="text">
      <style:text-properties officeooo:rsid="0043001f"/>
    </style:style>
    <style:style style:name="T34" style:family="text">
      <style:text-properties officeooo:rsid="004554f7"/>
    </style:style>
    <style:style style:name="T35" style:family="text">
      <style:text-properties style:language-complex="he" style:country-complex="IL"/>
    </style:style>
    <style:style style:name="T36" style:family="text">
      <style:text-properties officeooo:rsid="00481dd8"/>
    </style:style>
    <style:style style:name="T37" style:family="text">
      <style:text-properties officeooo:rsid="0048ce79"/>
    </style:style>
    <style:style style:name="T38" style:family="text">
      <style:text-properties officeooo:rsid="004acca6"/>
    </style:style>
    <style:style style:name="T39" style:family="text">
      <style:text-properties officeooo:rsid="004b52ec"/>
    </style:style>
    <style:style style:name="T40" style:family="text">
      <style:text-properties officeooo:rsid="004c0fdd"/>
    </style:style>
    <style:style style:name="T41" style:family="text">
      <style:text-properties officeooo:rsid="004da42e"/>
    </style:style>
    <style:style style:name="T42" style:family="text">
      <style:text-properties fo:color="#000000" loext:opacity="100%" style:text-underline-style="none" fo:font-weight="bold" style:font-weight-asian="bold" style:language-complex="he" style:country-complex="IL" style:font-weight-complex="bold"/>
    </style:style>
    <style:style style:name="T43" style:family="text">
      <style:text-properties officeooo:rsid="004e927e"/>
    </style:style>
    <style:style style:name="T44" style:family="text">
      <style:text-properties officeooo:rsid="004f1d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arn Nikud</text:p>
      <text:p text:style-name="Subtitle">Lesson Plans</text:p>
      <text:p text:style-name="P4">By Yona Jeffus</text:p>
      <text:p text:style-name="P2"/>
      <text:p text:style-name="P2">B’’H</text:p>
      <text:p text:style-name="P2"/>
      <text:h text:style-name="Heading_20_3" text:outline-level="3">Lesson 1: <text:span text:style-name="T23">Overview</text:span></text:h>
      <text:p text:style-name="P28">Video Lesson</text:p>
      <text:p text:style-name="P28"/>
      <text:p text:style-name="P28">Script</text:p>
      <text:p text:style-name="P5">You may want to learn Hebrew for many reasons. <text:span text:style-name="T43">It’s one of the most beautiful and fun languages to learn! If you want to learn Hebrew</text:span><text:span text:style-name="T1"> you will need to learn nikud. The Hebrew nikud are vowel marks called nikud</text:span><text:span text:style-name="T9">ot</text:span><text:span text:style-name="T1"> made around Hebrew letters in order to aid in pronunciation. </text:span><text:span text:style-name="T2">Once you are fluent you will no longer need them, but until then they are </text:span><text:span text:style-name="T28">very useful</text:span><text:span text:style-name="T2"> </text:span><text:span text:style-name="T28">while learning. </text:span><text:span text:style-name="T29">Text that has nikudot is called “pointed” text. </text:span><text:span text:style-name="T34">You should already be familiar with nikudot that appear to differentiate bet and vet, fe and pe, etc. </text:span><text:span text:style-name="T29">This program teaches the Sephardic or common modern pronunciation </text:span><text:span text:style-name="T34">where there is no difference between tav and sav and both make a “T” sound.</text:span></text:p>
      <text:p text:style-name="P3"/>
      <text:p text:style-name="P6">There are some simple rules you can use to immediately know a vowel sound. <text:span text:style-name="T3">Example words will be given along with its pronunciation. The program is broken into units and lessons. </text:span><text:span text:style-name="T4">A</text:span><text:span text:style-name="T3">t the end of each unit a test will be given over the content in all the previous lessons. You can always advance or re-take a lesson at any time. </text:span><text:span text:style-name="T4">Everything about this program is designed to give you the best short-cuts to learn to read and speak with confidence as quickly as possible. </text:span></text:p>
      <text:p text:style-name="P6"/>
      <text:p text:style-name="P8">The <text:s/>Short Cut</text:p>
      <text:p text:style-name="P8"/>
      <text:p text:style-name="P9"><text:span text:style-name="T6">There are only </text:span><text:span text:style-name="T18">six</text:span><text:span text:style-name="T6"> basic </text:span><text:span text:style-name="T18">sounds</text:span>. Even if you don’t remember the name of every nikud you can <text:span text:style-name="T19">use the </text:span><text:span text:style-name="T14">following little rhyme will teach you most of the nikud vowel sounds.</text:span></text:p>
      <text:p text:style-name="P9"/>
      <text:p text:style-name="P31">A <text:span text:style-name="T11">dash </text:span><text:span text:style-name="T15">is a mouth so say Ahhh</text:span></text:p>
      <text:p text:style-name="P31">If 2 or 3 <text:span text:style-name="T10">dots</text:span> <text:span text:style-name="T18">an E should be said</text:span></text:p>
      <text:p text:style-name="P34"><text:span text:style-name="T23">while I set on a bed I was fed </text:span><text:span text:style-name="T41">red</text:span></text:p>
      <text:p text:style-name="P32"><text:span text:style-name="T13">U</text:span>nless it’s a stair</text:p>
      <text:p text:style-name="P32">then <text:span text:style-name="T14">read your book</text:span> there.</text:p>
      <text:p text:style-name="P32"/>
      <text:p text:style-name="P33"><text:span text:style-name="T14">O</text:span><text:span text:style-name="T13">ne</text:span> <text:span text:style-name="T11">above is an O like </text:span><text:span text:style-name="T12">a </text:span><text:span text:style-name="T11">top.</text:span></text:p>
      <text:p text:style-name="P33">A dot beside <text:span text:style-name="T14">is a </text:span>target to shoot</text:p>
      <text:p text:style-name="P47">A dot below is an E like feet.</text:p>
      <text:p text:style-name="P49">Aren’t nikud <text:span text:style-name="T41">really</text:span> neat?</text:p>
      <text:p text:style-name="P9"/>
      <text:p text:style-name="P49">Let’s repeat that again!</text:p>
      <text:p text:style-name="P49"/>
      <text:p text:style-name="P49">(replay)</text:p>
      <text:p text:style-name="P9"><text:soft-page-break/></text:p>
      <text:p text:style-name="P49">Let’s review the rules.</text:p>
      <text:p text:style-name="P9"/>
      <text:p text:style-name="P10"><text:span text:style-name="T6">1. </text:span><text:span text:style-name="T5">If a nikud has a horizontal line then it makes an “A” sound like “</text:span><text:span text:style-name="T11">spa</text:span><text:span text:style-name="T5">” </text:span><text:span text:style-name="T21">or “far”.</text:span></text:p>
      <text:p text:style-name="P13"><text:span text:style-name="T6">2. </text:span>If a nikud <text:span text:style-name="T7">is a cluster of two or three </text:span><text:span text:style-name="T9">dots </text:span><text:span text:style-name="T7">it makes</text:span> an “E” sound like “red”. </text:p>
      <text:p text:style-name="P16"><text:span text:style-name="T8">3</text:span><text:span text:style-name="T6">. </text:span>Three dots descending like a staircase makes <text:span text:style-name="T8">an</text:span> <text:span text:style-name="T8">U/</text:span>oo sound <text:span text:style-name="T8">like “book”</text:span>.</text:p>
      <text:p text:style-name="P16"><text:span text:style-name="T8">4</text:span><text:span text:style-name="T6">. </text:span>A single dot can be an E, O, or U sound depending on where the dot appears.</text:p>
      <text:p text:style-name="P16"><text:span text:style-name="T6"><text:tab/></text:span><text:span text:style-name="T9">a</text:span><text:span text:style-name="T6">. If the dot is above the letter it makes an O sound </text:span><text:span text:style-name="T16">like “top”.</text:span></text:p>
      <text:p text:style-name="P16"><text:span text:style-name="T6"><text:tab/></text:span><text:span text:style-name="T9">b</text:span><text:span text:style-name="T6">. If the dot is centered beside a vav then it makes a </text:span><text:span text:style-name="T8">oo</text:span><text:span text:style-name="T6"> sound </text:span><text:span text:style-name="T8">like “</text:span><text:span text:style-name="T39">shoot</text:span><text:span text:style-name="T8">”</text:span><text:span text:style-name="T6">.</text:span></text:p>
      <text:p text:style-name="P16"><text:tab/><text:span text:style-name="T9">c</text:span><text:span text:style-name="T6">. If a letter has a dot below then it makes makes an E sound like in “</text:span><text:span text:style-name="T17">feet</text:span><text:span text:style-name="T6">”.</text:span></text:p>
      <text:p text:style-name="P9"/>
      <text:p text:style-name="P19">Don’t sweat it if it seems complex, we will go over each and practice. In later lessons we will learn the names of each nikud, since the sound each makes is hidden in the name. <text:span text:style-name="T34">Let’s try and apply these simple rules to sound out a few common words. </text:span><text:span text:style-name="T44">Speak these words aloud and try and sound them out!</text:span></text:p>
      <text:p text:style-name="P19"/>
      <text:p text:style-name="P19"><text:span text:style-name="Strong_20_Emphasis"><text:span text:style-name="T35">עַם</text:span></text:span></text:p>
      <text:p text:style-name="P47">Am – a nation, a people</text:p>
      <text:p text:style-name="P47"/>
      <text:p text:style-name="P47">If you see a horizontal line then it’s like a mouth that says Ahhh! So this would say Aam which means a nation or people. <text:span text:style-name="T44">Did you speak it aloud? </text:span>With a different nikud the meaning of the same letters changes.</text:p>
      <text:p text:style-name="P47"/>
      <text:p text:style-name="P47"><text:span text:style-name="Strong_20_Emphasis"><text:span text:style-name="T35">עִם</text:span></text:span></text:p>
      <text:p text:style-name="P47">Im – With, and also or near</text:p>
      <text:p text:style-name="P47"/>
      <text:p text:style-name="P47">A dot beeelow is an E like FEEET. <text:span text:style-name="T36">So this is pronounced “eem”. See how learning nikud is so important? </text:span><text:span text:style-name="T41">Without the nikudot we wouldn’t know which word it was. </text:span><text:span text:style-name="T36">Let’s try and sound out a few more.</text:span></text:p>
      <text:p text:style-name="P47"/>
      <text:p text:style-name="P43">הוּא</text:p>
      <text:p text:style-name="P41">Hoo – he, it</text:p>
      <text:p text:style-name="P41"/>
      <text:p text:style-name="P52">A dot beside is a target to sh-OO-t. So this is pronounced “hoo” and means he or it.</text:p>
      <text:p text:style-name="P47"/>
      <text:p text:style-name="P45">יוֹם</text:p>
      <text:p text:style-name="P52">Yom – Day</text:p>
      <text:p text:style-name="P52"/>
      <text:p text:style-name="P52">A dot above is an O like top. So this is pronounced “yom” and means “day”.</text:p>
      <text:p text:style-name="P19"/>
      <text:p text:style-name="P42">שֶׁל</text:p>
      <text:p text:style-name="P40">Shel – belonging to or owned.</text:p>
      <text:p text:style-name="P40"/>
      <text:p text:style-name="P49">Below the sheen we see three dots. We know if it’s 2 or 3 then it makes an E like being “fed”. <text:span text:style-name="T37">So this is “Shel” which means belonging to or owned.</text:span></text:p>
      <text:p text:style-name="P49"/>
      <text:p text:style-name="P49"><text:span text:style-name="Strong_20_Emphasis"><text:span text:style-name="T35">חַי</text:span></text:span></text:p>
      <text:p text:style-name="P56">Chai – <text:span text:style-name="T40">alive or </text:span>live</text:p>
      <text:p text:style-name="P57"><text:soft-page-break/>Here’s another mouth that says “aaah” so this word is pronounced “chai” and means live.</text:p>
      <text:p text:style-name="P57"/>
      <text:p text:style-name="P44">לָהֶם</text:p>
      <text:p text:style-name="P51">Lahem – them or to them</text:p>
      <text:p text:style-name="P51"/>
      <text:p text:style-name="P51">Now we have two nikud in one word! Let’s not give up! But let’s try and combine the letters and vowels together. There is a horizontal line here, even though there is a vertical one we still see a “mouth that says Ahhh”. And then here we see three dots and we know, if it’s 2 or 3 it makes an “E”. So this word is pronounced “LaHe<text:span text:style-name="T38">m</text:span>” <text:span text:style-name="T38">which</text:span> means “they” or “them”. Let’s try one more.</text:p>
      <text:p text:style-name="P51"/>
      <text:p text:style-name="P51"><text:a xlink:type="simple" xlink:href="https://en.wiktionary.org/wiki/סכות#Hebrew" text:style-name="Internet_20_link" text:visited-style-name="Visited_20_Internet_20_Link"><text:span text:style-name="Strong_20_Emphasis"><text:span text:style-name="T42">סֻכּוֹת</text:span></text:span></text:a></text:p>
      <text:p text:style-name="P59">Sukkot – the festival of booths</text:p>
      <text:p text:style-name="P59"/>
      <text:p text:style-name="P59">There are two nikud here! With this there are 3 dots but they are descending like a staircase, so we need to read a “book” there. So we know it makes an “oo” sound like in book. <text:span text:style-name="T43">The dot above is like a top. When we bring all these sounds together we get Sukkot the fun festival of booths. </text:span></text:p>
      <text:p text:style-name="P59"/>
      <text:p text:style-name="P46">יִשְׂרָאֵל</text:p>
      <text:p text:style-name="P53">Yisrael – Israel </text:p>
      <text:p text:style-name="P53"/>
      <text:p text:style-name="P54">Oh, this is a harder one! Let’s say the sounds. “ee” like in feet, 2 or 3 makes an E, <text:span text:style-name="T40">there is a mouth that says “aaah” and yet another 2 or 3 that makes an E” like in red. When we sound it out it all comes together ees-ra-el. Yisrael! My favorite country! What if we try and combine what we learned?</text:span></text:p>
      <text:p text:style-name="P54"/>
      <text:p text:style-name="P55"><text:span text:style-name="Strong_20_Emphasis"><text:s/>עַם <text:s/></text:span><text:span text:style-name="Strong_20_Emphasis"><text:span text:style-name="T20">יִשְׂרָאֵל <text:s text:c="2"/></text:span></text:span><text:span text:style-name="Strong_20_Emphasis"><text:span text:style-name="T36">חַי</text:span></text:span><text:span text:style-name="Strong_20_Emphasis"><text:span text:style-name="T20"> </text:span></text:span></text:p>
      <text:p text:style-name="P57">Am Yisrael Chai</text:p>
      <text:p text:style-name="P57"/>
      <text:p text:style-name="P58">Can you sound this out? Ammm Yis-ra-el Chai! What do you think this means? Am is people, Israel is a nation and all the children of a man named Israel and Chai means live. So this says “the people of Israel live”. And it refers to the miracle of how Jews all over the world have survived despite being so terribly persecuted. Great work! You’re doing amazing! Just follow along with the practice and you’ll be reading and speaking in no time.</text:p>
      <text:p text:style-name="P18"/>
      <text:p text:style-name="P28">Lesson 1 Practice</text:p>
      <text:p text:style-name="P20"/>
      <text:p text:style-name="P20">Question 1:</text:p>
      <text:p text:style-name="P20">(Image of applicable nikud with line highlighted.)</text:p>
      <text:p text:style-name="P20"/>
      <text:p text:style-name="P20">If a nikud has a horizontal line which sound does it make?</text:p>
      <text:p text:style-name="P20"/>
      <text:p text:style-name="P20">Answers:</text:p>
      <text:p text:style-name="P20">1. Y as in Yarn</text:p>
      <text:p text:style-name="P20">2. U as in Puma</text:p>
      <text:p text:style-name="P20">3. <text:span text:style-name="T43">U</text:span> as in <text:span text:style-name="T43">Rug</text:span></text:p>
      <text:p text:style-name="P20">4. A<text:span text:style-name="T43">hhh </text:span><text:s/>as in Yarn (correct)</text:p>
      <text:p text:style-name="P20"><text:soft-page-break/></text:p>
      <text:p text:style-name="P20">Question 2</text:p>
      <text:p text:style-name="P20">(Image of applicable nikud with clusters highlighted.)</text:p>
      <text:p text:style-name="P12"><text:span text:style-name="T7">I</text:span>f a nikud <text:span text:style-name="T7">is a cluster of two or three what sound does it make?</text:span></text:p>
      <text:p text:style-name="P20"/>
      <text:p text:style-name="P20">Answers:</text:p>
      <text:p text:style-name="P20">1. U as in Puma</text:p>
      <text:p text:style-name="P20">2. O as in Book</text:p>
      <text:p text:style-name="P21">3. E as in Red <text:s/>(correct)</text:p>
      <text:p text:style-name="P20">4. I as in Instance</text:p>
      <text:p text:style-name="P20"/>
      <text:p text:style-name="P20">Question <text:span text:style-name="T8">3</text:span></text:p>
      <text:p text:style-name="P20">(Image of applicable nikud with <text:span text:style-name="T8">three dots</text:span>)</text:p>
      <text:p text:style-name="P24">If a nikud has three dots descending like a staircase what sound does it make?</text:p>
      <text:p text:style-name="P24"/>
      <text:p text:style-name="P24">Answers:</text:p>
      <text:p text:style-name="P24">1. A as in Panorama</text:p>
      <text:p text:style-name="P24">2. Y as in Yarn</text:p>
      <text:p text:style-name="P24">3. OO as in Book<text:span text:style-name="T7"> (correct)</text:span></text:p>
      <text:p text:style-name="P24">4. I as in Kick</text:p>
      <text:p text:style-name="P24"/>
      <text:p text:style-name="P24">Question 4</text:p>
      <text:p text:style-name="P24">(Image of nikud with dot above the letters.)</text:p>
      <text:p text:style-name="P24">If a nikud has a dot above the letter what sound does it make?</text:p>
      <text:p text:style-name="P24"/>
      <text:p text:style-name="P24">Answers:</text:p>
      <text:p text:style-name="P25">1. OO as in Book</text:p>
      <text:p text:style-name="P25">2. A as in Yarn</text:p>
      <text:p text:style-name="P25">3. O as in <text:span text:style-name="T15">Top</text:span> (correct)</text:p>
      <text:p text:style-name="P25">4. U as in Puma</text:p>
      <text:p text:style-name="P25"/>
      <text:p text:style-name="P25">Question 5</text:p>
      <text:p text:style-name="P25">(Image of nikud with a dot beside a vav.)</text:p>
      <text:p text:style-name="P25">If a nikud is centered beside a vav what sound does it make?</text:p>
      <text:p text:style-name="P25"/>
      <text:p text:style-name="P25">Answers:</text:p>
      <text:p text:style-name="P25">1. U as in Dug</text:p>
      <text:p text:style-name="P25">2. U as in Book (correct)</text:p>
      <text:p text:style-name="P25">3. A as in Yarn</text:p>
      <text:p text:style-name="P25">4. I as in Icky</text:p>
      <text:p text:style-name="P26"/>
      <text:p text:style-name="P26">Question 8</text:p>
      <text:p text:style-name="P26">(Image of nikud with dot below.)</text:p>
      <text:p text:style-name="P26">If the nikud is below the letter what sound does it make?</text:p>
      <text:p text:style-name="P26"/>
      <text:p text:style-name="P26">Answers</text:p>
      <text:p text:style-name="P26">1. A as in Barn</text:p>
      <text:p text:style-name="P26">2. I as in Brick</text:p>
      <text:p text:style-name="P27">3. E as in Red <text:s/>(correct)</text:p>
      <text:p text:style-name="P26"><text:soft-page-break/>4. U as in Puma</text:p>
      <text:p text:style-name="P26"/>
      <text:p text:style-name="P28">Lesson 1 Summary</text:p>
      <text:p text:style-name="P28"/>
      <text:p text:style-name="P11"><text:span text:style-name="T6">1. </text:span><text:span text:style-name="T5">If a nikud has a horizontal line then it makes an “A” sound like “</text:span><text:span text:style-name="T11">spa</text:span><text:span text:style-name="T5">” </text:span><text:span text:style-name="T21">or “far”.</text:span></text:p>
      <text:p text:style-name="P14"><text:span text:style-name="T6">2. </text:span>If a nikud <text:span text:style-name="T7">is a cluster of two or three </text:span><text:span text:style-name="T9">dots </text:span><text:span text:style-name="T7">it makes</text:span> an “E” sound like “red”. <text:span text:style-name="T15">Two vertical dots <text:s text:c="13"/>is sometimes silent.</text:span></text:p>
      <text:p text:style-name="P17"><text:span text:style-name="T8">3</text:span><text:span text:style-name="T6">. </text:span>Three dots descending like a staircase makes <text:span text:style-name="T8">an</text:span> <text:span text:style-name="T8">U/</text:span>oo sound <text:span text:style-name="T8">like “book”</text:span>.</text:p>
      <text:p text:style-name="P17"><text:span text:style-name="T8">4</text:span><text:span text:style-name="T6">. </text:span>A single dot can be an E, <text:s/>O, or U sound depending on where the dot appears.</text:p>
      <text:p text:style-name="P17"><text:span text:style-name="T6"><text:tab/></text:span><text:span text:style-name="T9">a</text:span><text:span text:style-name="T6">. If the dot is above the letter it makes an O sound </text:span><text:span text:style-name="T16">like “top”.</text:span></text:p>
      <text:p text:style-name="P17"><text:span text:style-name="T6"><text:tab/></text:span><text:span text:style-name="T9">b</text:span><text:span text:style-name="T6">. If the dot is centered beside a vav then it makes a </text:span><text:span text:style-name="T8">oo</text:span><text:span text:style-name="T6"> sound </text:span><text:span text:style-name="T8">like “book”</text:span><text:span text:style-name="T6">.</text:span></text:p>
      <text:p text:style-name="P17"><text:tab/><text:span text:style-name="T9">c</text:span><text:span text:style-name="T6">. If a letter has a dot below then it makes makes an E sound like in “</text:span><text:span text:style-name="T17">feet</text:span><text:span text:style-name="T6">”.</text:span></text:p>
      <text:p text:style-name="P15"/>
      <text:h text:style-name="P1" text:outline-level="3">Lesson <text:span text:style-name="T22">2: </text:span><text:span text:style-name="T24">Sh’va</text:span></text:h>
      <text:p text:style-name="P29">Video Lesson</text:p>
      <text:p text:style-name="P29"/>
      <text:p text:style-name="P29">Script</text:p>
      <text:p text:style-name="P7">שבא</text:p>
      <text:p text:style-name="P35">Sh’va is <text:span text:style-name="T26">known as the first vowel of creation since it is the first vowel in the Tanakh. I</text:span><text:span text:style-name="T25">t is the most common of all the nikud and </text:span><text:span text:style-name="T26">is certainly the most mysterious. </text:span><text:span text:style-name="T27">It is sometimes completely silent, sometimes acts like a hyphen causing us to pause, and </text:span><text:span text:style-name="T30">often</text:span><text:span text:style-name="T27"> can be pronounced as an “e” as in the word “red”. It is made of two sphere’s, one on two of the other. Sages say that this reminds us of the two lights in the sky; the sun and moon. It’s almost as if the one dot is “sitting” on the other one, and that is exactly what this word means. So when there is a sh’va below a letter it causes us to “sit” or pause for a moment.</text:span></text:p>
      <text:p text:style-name="P35"/>
      <text:p text:style-name="P36">So how do we know if it is silent or makes an “e” sound? If it’s in the middle of a syllable then it makes an “e” sound, otherwise it is silent. <text:span text:style-name="T31">Don’t worry! You’ll get it.</text:span></text:p>
      <text:p text:style-name="P35"/>
      <text:p text:style-name="P30">Lesson <text:span text:style-name="T32">2</text:span> Practice</text:p>
      <text:p text:style-name="P22"/>
      <text:p text:style-name="P22">Question 1:</text:p>
      <text:p text:style-name="P23">(Image of <text:span text:style-name="T32">Sh’va </text:span>with <text:span text:style-name="T32">dots</text:span> highlighted.)</text:p>
      <text:p text:style-name="P23"/>
      <text:p text:style-name="P37">What is the name of this nikud?</text:p>
      <text:p text:style-name="P37"/>
      <text:p text:style-name="P37">Answers:</text:p>
      <text:p text:style-name="P37">1. Segol</text:p>
      <text:p text:style-name="P37">2. Sh’va <text:span text:style-name="T33">(correct)</text:span></text:p>
      <text:p text:style-name="P37">3. Nikkudot</text:p>
      <text:p text:style-name="P37">4. Lamed</text:p>
      <text:p text:style-name="P37"/>
      <text:p text:style-name="P37">Question 2:</text:p>
      <text:p text:style-name="P37">(Image of Sh’va with dots highlighted)</text:p>
      <text:p text:style-name="P37"/>
      <text:p text:style-name="P37">What is this nikud known as?</text:p>
      <text:p text:style-name="P37"/>
      <text:p text:style-name="P37"><text:soft-page-break/>Answers:</text:p>
      <text:p text:style-name="P37">1. The nikud of the universe.</text:p>
      <text:p text:style-name="P37">2. The first vowel of creation. <text:span text:style-name="T33">(correct)</text:span></text:p>
      <text:p text:style-name="P37">3. The chair of two dots.</text:p>
      <text:p text:style-name="P37">4. The dog and his bone.</text:p>
      <text:p text:style-name="P37"/>
      <text:p text:style-name="P37">Question 3:</text:p>
      <text:p text:style-name="P37">(Image of Sh’va with dots highlighted)</text:p>
      <text:p text:style-name="P37"/>
      <text:p text:style-name="P37">What sound does this nikud make?</text:p>
      <text:p text:style-name="P37"/>
      <text:p text:style-name="P37">Answers:</text:p>
      <text:p text:style-name="P37">1. Silent or an “E” sound like in “red”. <text:span text:style-name="T33">(correct)</text:span></text:p>
      <text:p text:style-name="P37">2. A “U” sound like in Universe.</text:p>
      <text:p text:style-name="P37">3. The nikud means a pause only.</text:p>
      <text:p text:style-name="P37">4. An “A” sound like in “sat”.</text:p>
      <text:p text:style-name="P37"/>
      <text:p text:style-name="P39">Question 4:</text:p>
      <text:p text:style-name="P38">(Image of Sh’va with dots highlighted)</text:p>
      <text:p text:style-name="P38"/>
      <text:p text:style-name="P39">How can I tell if it an “E” sound or silent?</text:p>
      <text:p text:style-name="P39"/>
      <text:p text:style-name="P39">Answers:</text:p>
      <text:p text:style-name="P39">1. It’s always silent because it’s like “sitting”.</text:p>
      <text:p text:style-name="P39">2. If it’s in the middle of a syllable it makes an “E” sound. <text:span text:style-name="T33">(correct)</text:span></text:p>
      <text:p text:style-name="P39">3. You can’t tell, you can only learn every combination.</text:p>
      <text:p text:style-name="P39">4. You can’t tell, it’s the most mysterious vowel.</text:p>
      <text:p text:style-name="P39"/>
      <text:p text:style-name="P39">Question 5:</text:p>
      <text:p text:style-name="P3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5-10T09:06:19.043315524</meta:creation-date>
    <dc:date>2022-05-11T16:46:01.628735657</dc:date>
    <meta:editing-duration>PT3H3M47S</meta:editing-duration>
    <meta:editing-cycles>17</meta:editing-cycles>
    <meta:generator>LibreOffice/7.3.3.2$MacOSX_X86_64 LibreOffice_project/d1d0ea68f081ee2800a922cac8f79445e4603348</meta:generator>
    <meta:document-statistic meta:table-count="0" meta:image-count="0" meta:object-count="0" meta:page-count="6" meta:paragraph-count="158" meta:word-count="1747" meta:character-count="8573" meta:non-whitespace-character-count="6942"/>
  </office:meta>
</office:document-meta>
</file>